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style:contextual-spacing="false" fo:keep-with-next="always"/>
      <style:text-properties style:font-name="Liberation Sans" style:font-name-asian="Noto Sans CJK SC" style:font-name-complex="Lohit Devanagari1"/>
    </style:style>
    <style:style style:name="P2" style:family="paragraph" style:parent-style-name="Heading_20_1">
      <style:paragraph-properties fo:margin-top="0cm" fo:margin-bottom="0cm" style:contextual-spacing="false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latório do Projeto: Agente de Consulta a Arquivos</text:h>
      <text:h text:style-name="P1" text:outline-level="1">CSV</text:h>
      <text:p text:style-name="Standard">1. Framework Escolhida</text:p>
      <text:p text:style-name="Standard">Para este projeto, foi escolhido o n8n como framework principal para orquestração do fluxo de</text:p>
      <text:p text:style-name="Standard">trabalho. O n8n é uma ferramenta de automação de fluxo de trabalho baseada em nós que</text:p>
      <text:p text:style-name="Standard">permite conectar diferentes serviços e APIs sem necessidade de codificação complexa.</text:p>
      <text:p text:style-name="Standard">Justificativa da escolha:</text:p>
      <text:p text:style-name="Standard">-</text:p>
      <text:p text:style-name="Standard"/>
      <text:p text:style-name="Standard">Interface visual intuitiva para criação de fluxos de trabalho</text:p>
      <text:p text:style-name="Standard">Suporte nativo a webhooks para criação de endpoints HTTP</text:p>
      <text:p text:style-name="Standard">Capacidade de executar scripts Python diretamente</text:p>
      <text:p text:style-name="Standard">Facilidade de implantação e manutenção</text:p>
      <text:p text:style-name="Standard">Código aberto e extensível</text:p>
      <text:p text:style-name="Standard"/>
      <text:p text:style-name="Standard">Além do n8n, o projeto utiliza Python com a biblioteca pandas para processamento e análise</text:p>
      <text:p text:style-name="Standard">dos dados CSV, aproveitando sua eficiência no tratamento de grandes conjuntos de dados</text:p>
      <text:p text:style-name="Standard">tabulares.</text:p>
      <text:p text:style-name="Standard"/>
      <text:p text:style-name="Standard">2. Estrutura da Solução</text:p>
      <text:p text:style-name="Standard">A solução foi estruturada em duas partes principais:</text:p>
      <text:p text:style-name="Standard"/>
      <text:p text:style-name="Standard">2.1. Script Python (query_agent.py)</text:p>
      <text:p text:style-name="Standard">O script Python é responsável por:</text:p>
      <text:p text:style-name="Standard">1. Extração de dados: Descompactar o arquivo ZIP contendo os CSVs (se necessário)</text:p>
      <text:p text:style-name="Standard">2. Carregamento de dados: Ler os arquivos CSV em DataFrames pandas, com</text:p>
      <text:p text:style-name="Standard">tratamento adequado para datas e valores numéricos</text:p>
      <text:p text:style-name="Standard">3. Análise de perguntas: Interpretar a pergunta do usuário usando expressões regulares</text:p>
      <text:p text:style-name="Standard">4. Consulta de dados: Executar a consulta apropriada nos DataFrames</text:p>
      <text:p text:style-name="Standard">5. Formatação de resposta: Retornar a resposta formatada de maneira amigável</text:p>
      <text:p text:style-name="Standard">O script foi projetado para lidar com três tipos principais de consultas:</text:p>
      <text:p text:style-name="Standard">-</text:p>
      <text:p text:style-name="Standard"/>
      <text:p text:style-name="Standard">Fornecedor com maior montante recebido</text:p>
      <text:p text:style-name="Standard">Item com maior volume entregue</text:p>
      <text:p text:style-name="Standard">Valor total das notas fiscais</text:p>
      <text:p text:style-name="Standard"/>
      <text:p text:style-name="Standard">2.2. Fluxo n8n (n8n_workflow.json)</text:p>
      <text:p text:style-name="Standard">O fluxo n8n implementa uma API REST simples com três nós:</text:p>
      <text:p text:style-name="Standard">1. Webhook: Recebe requisições HTTP POST com a pergunta do usuário</text:p>
      <text:p text:style-name="Standard">2. Executar Script Python: Chama o script Python passando a pergunta como argumento</text:p>
      <text:p text:style-name="Standard">3. Responder ao Webhook: Retorna a resposta do script como JSON</text:p>
      <text:p text:style-name="Standard">Este fluxo permite que o usuário interaja com o agente através de requisições HTTP, sem</text:p>
      <text:p text:style-name="Standard">necessidade de acesso direto ao ambiente Python ou aos arquivos CSV.</text:p>
      <text:p text:style-name="Standard"/>
      <text:p text:style-name="Standard">2.3. Diagrama de Funcionamento</text:p>
      <text:p text:style-name="Standard">[Usuário] --pergunta--&gt; [Webhook n8n] --executa--&gt; [Script Python] --consulta--&gt; [Arquivos</text:p>
      <text:p text:style-name="Standard">CSV]</text:p>
      <text:p text:style-name="Standard">|</text:p>
      <text:p text:style-name="Standard">[Usuário] &lt;--resposta-- [Webhook n8n] &lt;--resultado---- [Script Python]</text:p>
      <text:p text:style-name="Standard"/>
      <text:p text:style-name="Standard"><text:soft-page-break/>3. Perguntas e Respostas</text:p>
      <text:p text:style-name="Standard">Foram realizados testes com quatro perguntas diferentes para validar o funcionamento do</text:p>
      <text:p text:style-name="Standard">agente:</text:p>
      <text:p text:style-name="Standard"/>
      <text:p text:style-name="Standard">Pergunta 1: Qual é o fornecedor que teve maior montante recebido?</text:p>
      <text:p text:style-name="Standard">Resposta: O fornecedor com maior montante recebido é 'CHEMYUNION LTDA' com um total</text:p>
      <text:p text:style-name="Standard">de R$ 1292418.75.</text:p>
      <text:p text:style-name="Standard"/>
      <text:p text:style-name="Standard">Pergunta 2: Qual item teve maior volume entregue em quantidade?</text:p>
      <text:p text:style-name="Standard">Resposta: O item com maior volume entregue é 'DIPIFARMA INJETAVEL(DIPIRONA</text:p>
      <text:p text:style-name="Standard">MONOIDR 500MG/ML) 2ML' com uma quantidade total de 51000.0 UNIDAD.</text:p>
      <text:p text:style-name="Standard"/>
      <text:p text:style-name="Standard">Pergunta 3: Qual o valor total das notas fiscais?</text:p>
      <text:p text:style-name="Standard">Resposta: O valor total de todas as notas fiscais é R$ 3371754.84.</text:p>
      <text:p text:style-name="Standard"/>
      <text:p text:style-name="Standard">Pergunta 4: Quais são os produtos mais caros?</text:p>
      <text:p text:style-name="Standard">Resposta: Desculpe, não consegui entender a sua pergunta. Por favor, tente reformular.</text:p>
      <text:p text:style-name="Standard">Exemplos: 'Qual o fornecedor com maior montante?' ou 'Qual item teve maior quantidade?'</text:p>
      <text:p text:style-name="Standard">Nota: A quarta pergunta demonstra uma limitação do agente, que só consegue interpretar</text:p>
      <text:p text:style-name="Standard">perguntas específicas para as quais foi programado.</text:p>
      <text:p text:style-name="Standard"/>
      <text:p text:style-name="Standard">4. Link para o Repositório GitHub</text:p>
      <text:p text:style-name="Standard">O código-fonte completo do projeto está disponível no seguinte repositório:</text:p>
      <text:p text:style-name="Standard">https://github.com/Iagents10/iagents10</text:p>
      <text:p text:style-name="Standard">O repositório contém:</text:p>
      <text:p text:style-name="Standard">-</text:p>
      <text:p text:style-name="Standard"/>
      <text:p text:style-name="Standard">query_agent.py: Script Python para processamento das consultas</text:p>
      <text:p text:style-name="Standard">n8n_workflow.json: Fluxo n8n exportado para importação</text:p>
      <text:p text:style-name="Standard"/>
      <text:p text:style-name="Standard">-</text:p>
      <text:p text:style-name="Standard"/>
      <text:p text:style-name="Standard">README.md: Instruções detalhadas de instalação e uso</text:p>
      <text:p text:style-name="Standard"/>
      <text:p text:style-name="Standard">-</text:p>
      <text:p text:style-name="Standard"/>
      <text:p text:style-name="Standard">fluxo_n8n_documentacao.md: Documentação técnica do fluxo n8n</text:p>
      <text:p text:style-name="Standard">Arquivos de exemplo para teste</text:p>
      <text:p text:style-name="Standard"/>
      <text:p text:style-name="Standard">5. Limitações e Possíveis Melhorias</text:p>
      <text:p text:style-name="Standard">Limitações Atuais:</text:p>
      <text:p text:style-name="Standard">-</text:p>
      <text:p text:style-name="Standard"/>
      <text:p text:style-name="Standard">Suporte limitado a apenas alguns tipos específicos de perguntas</text:p>
      <text:p text:style-name="Standard">Uso de expressões regulares para interpretação de perguntas, o que reduz a</text:p>
      <text:p text:style-name="Standard">flexibilidade</text:p>
      <text:p text:style-name="Standard">Sem capacidade de aprendizado ou adaptação a novos tipos de consultas</text:p>
      <text:p text:style-name="Standard"/>
      <text:p text:style-name="Standard">Possíveis Melhorias:</text:p>
      <text:p text:style-name="Standard">-</text:p>
      <text:p text:style-name="Standard"/>
      <text:p text:style-name="Standard">Integração com um Modelo de Linguagem Grande (LLM) para interpretação mais</text:p>
      <text:p text:style-name="Standard"><text:soft-page-break/>flexível de perguntas</text:p>
      <text:p text:style-name="Standard">Adição de suporte a mais tipos de consultas e análises</text:p>
      <text:p text:style-name="Standard">Implementação de visualizações gráficas para resultados</text:p>
      <text:p text:style-name="Standard">Criação de uma interface web dedicada para interação com o agente</text:p>
      <text:p text:style-name="Standard"/>
      <text:p text:style-name="Standard">6. Conclusão</text:p>
      <text:p text:style-name="Standard">O projeto implementa com sucesso um agente capaz de consultar dados de arquivos CSV</text:p>
      <text:p text:style-name="Standard">através de uma API REST orquestrada pelo n8n. A solução atende aos requisitos básicos de</text:p>
      <text:p text:style-name="Standard">permitir consultas em linguagem natural (ainda que limitadas) sobre os dados de notas fiscais,</text:p>
      <text:p text:style-name="Standard">demonstrando a viabilidade da abordagem.</text:p>
      <text:p text:style-name="Standard">A combinação de n8n para orquestração e Python/pandas para processamento de dados</text:p>
      <text:p text:style-name="Standard">mostrou-se eficiente e flexível, permitindo uma implementação rápida e manutenível.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23:14:27.527861757</meta:creation-date>
    <dc:date>2025-06-19T23:19:32.235598307</dc:date>
    <meta:editing-duration>PT5M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92" meta:word-count="700" meta:character-count="4607" meta:non-whitespace-character-count="4007"/>
  </office:meta>
</office:document-meta>
</file>